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4.773cm"/>
    </style:style>
    <style:style style:name="co8" style:family="table-column">
      <style:table-column-properties fo:break-before="auto" style:column-width="2.762cm"/>
    </style:style>
    <style:style style:name="co9" style:family="table-column">
      <style:table-column-properties fo:break-before="auto" style:column-width="5.12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27cm"/>
    </style:style>
    <style:style style:name="co12" style:family="table-column">
      <style:table-column-properties fo:break-before="auto" style:column-width="2.5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Resultados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1.7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0.74pt solid #000000"/>
    </style:style>
    <style:style style:name="ce1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2" style:family="table-cell" style:parent-style-name="Default" style:data-style-name="N125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25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5" style:family="table-cell" style:parent-style-name="Default" style:data-style-name="N6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>
      <style:table-cell-properties fo:background-color="#808080" fo:border="0.06pt solid 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number-columns-repeated="8"/>
          <table:table-cell>
            <draw:frame table:end-cell-address="Resultados.P16" table:end-x="1.366cm" table:end-y="0.119cm" draw:z-index="0" draw:name="Gráfico 1" draw:style-name="gr1" draw:text-style-name="P1" svg:width="16.121cm" svg:height="7.37cm" svg:x="0.52cm" svg:y="0.053cm">
              <draw:object draw:notify-on-update-of-ranges="Resultados.B3:Resultados.B12 Resultados.D2:Resultados.D2 Resultados.D3:Resultados.D15 Resultados.C2:Resultados.C2 Resultados.C3:Resultados.C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uião</text:p>
          </table:table-cell>
          <table:table-cell table:style-name="ce11" office:value-type="string" calcext:value-type="string">
            <text:p>n = 1024</text:p>
          </table:table-cell>
          <table:table-cell table:style-name="ce17" office:value-type="string" calcext:value-type="string">
            <text:p>Texec (us)</text:p>
          </table:table-cell>
          <table:table-cell table:style-name="ce17" office:value-type="string" calcext:value-type="string">
            <text:p>Ganho</text:p>
          </table:table-cell>
          <table:table-cell table:style-name="ce25" office:value-type="string" calcext:value-type="string">
            <text:p>CPI</text:p>
          </table:table-cell>
          <table:table-cell table:style-name="ce28" office:value-type="string" calcext:value-type="string">
            <text:p>#I (G)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2</text:p>
          </table:table-cell>
          <table:table-cell table:style-name="ce12" office:value-type="string" calcext:value-type="string">
            <text:p>gemm1 -O0</text:p>
          </table:table-cell>
          <table:table-cell table:style-name="ce18" office:value-type="float" office:value="10869175" calcext:value-type="float">
            <text:p>10869175</text:p>
          </table:table-cell>
          <table:table-cell table:style-name="ce21" table:formula="of:=IF(AND(ISNUMBER([.C$3]);ISNUMBER([.C3]);[.C$3]&lt;&gt;0);[.C$3]/[.C3];&quot;&quot;)" office:value-type="float" office:value="1" calcext:value-type="float">
            <text:p>1,0</text:p>
          </table:table-cell>
          <table:table-cell table:style-name="ce26" office:value-type="float" office:value="0.7" calcext:value-type="float">
            <text:p>0,7</text:p>
          </table:table-cell>
          <table:table-cell table:style-name="ce29" office:value-type="float" office:value="49401582006" calcext:value-type="float">
            <text:p>49401582006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1 -O2</text:p>
          </table:table-cell>
          <table:table-cell table:style-name="ce19" office:value-type="float" office:value="8457873" calcext:value-type="float">
            <text:p>8457873</text:p>
          </table:table-cell>
          <table:table-cell table:style-name="ce22" table:formula="of:=IF(AND(ISNUMBER([.C$3]);ISNUMBER([.C4]);[.C$3]&lt;&gt;0);[.C$3]/[.C4];&quot;&quot;)" office:value-type="float" office:value="1.28509555534825" calcext:value-type="float">
            <text:p>1,3</text:p>
          </table:table-cell>
          <table:table-cell table:style-name="ce24" office:value-type="float" office:value="2.7" calcext:value-type="float">
            <text:p>2,7</text:p>
          </table:table-cell>
          <table:table-cell table:style-name="ce30" office:value-type="float" office:value="9672080951" calcext:value-type="float">
            <text:p>967208095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 table:number-columns-spanned="1" table:number-rows-spanned="2">
            <text:p>P03</text:p>
          </table:table-cell>
          <table:table-cell table:style-name="ce13" office:value-type="string" calcext:value-type="string">
            <text:p>gemm2</text:p>
          </table:table-cell>
          <table:table-cell table:style-name="ce53" office:value-type="float" office:value="1077618" calcext:value-type="float">
            <text:p>1077618</text:p>
          </table:table-cell>
          <table:table-cell table:style-name="ce22" table:formula="of:=IF(AND(ISNUMBER([.C$3]);ISNUMBER([.C5]);[.C$3]&lt;&gt;0);[.C$3]/[.C5];&quot;&quot;)" office:value-type="float" office:value="10.0862968138988" calcext:value-type="float">
            <text:p>10,1</text:p>
          </table:table-cell>
          <table:table-cell table:style-name="ce24" office:value-type="float" office:value="0.4" calcext:value-type="float">
            <text:p>0,4</text:p>
          </table:table-cell>
          <table:table-cell table:style-name="ce65" office:value-type="float" office:value="7522000000" calcext:value-type="float">
            <text:p>7,52E+09</text:p>
          </table:table-cell>
          <table:table-cell table:number-columns-repeated="58"/>
        </table:table-row>
        <table:table-row table:style-name="ro1">
          <table:covered-table-cell table:style-name="ce3"/>
          <table:table-cell table:style-name="ce13" office:value-type="string" calcext:value-type="string">
            <text:p>gemm3</text:p>
          </table:table-cell>
          <table:table-cell table:style-name="ce19" office:value-type="float" office:value="711254" calcext:value-type="float">
            <text:p>711254</text:p>
          </table:table-cell>
          <table:table-cell table:style-name="ce22" table:formula="of:=IF(AND(ISNUMBER([.C$3]);ISNUMBER([.C6]);[.C$3]&lt;&gt;0);[.C$3]/[.C6];&quot;&quot;)" office:value-type="float" office:value="15.2817066758148" calcext:value-type="float">
            <text:p>15,3</text:p>
          </table:table-cell>
          <table:table-cell table:style-name="ce24" office:value-type="float" office:value="0.3" calcext:value-type="float">
            <text:p>0,3</text:p>
          </table:table-cell>
          <table:table-cell table:style-name="ce30" office:value-type="float" office:value="6449802796" calcext:value-type="float">
            <text:p>6449802796</text:p>
          </table:table-cell>
          <table:table-cell table:number-columns-repeated="58"/>
        </table:table-row>
        <table:table-row table:style-name="ro1">
          <table:table-cell table:style-name="ce4" office:value-type="string" calcext:value-type="string" table:number-columns-spanned="1" table:number-rows-spanned="2">
            <text:p>P06</text:p>
          </table:table-cell>
          <table:table-cell table:style-name="ce13" office:value-type="string" calcext:value-type="string">
            <text:p>gemm4</text:p>
          </table:table-cell>
          <table:table-cell table:style-name="ce19" office:value-type="float" office:value="568000" calcext:value-type="float">
            <text:p>568000</text:p>
          </table:table-cell>
          <table:table-cell table:style-name="ce22" table:formula="of:=IF(AND(ISNUMBER([.C$3]);ISNUMBER([.C7]);[.C$3]&lt;&gt;0);[.C$3]/[.C7];&quot;&quot;)" office:value-type="float" office:value="19.1358714788732" calcext:value-type="float">
            <text:p>19,1</text:p>
          </table:table-cell>
          <table:table-cell table:style-name="ce24" office:value-type="float" office:value="0.4" calcext:value-type="float">
            <text:p>0,4</text:p>
          </table:table-cell>
          <table:table-cell table:style-name="ce65" office:value-type="float" office:value="4303000000" calcext:value-type="float">
            <text:p>4,30E+09</text:p>
          </table:table-cell>
          <table:table-cell table:number-columns-repeated="58"/>
        </table:table-row>
        <table:table-row table:style-name="ro1">
          <table:covered-table-cell table:style-name="ce5"/>
          <table:table-cell table:style-name="ce13" office:value-type="string" calcext:value-type="string">
            <text:p>gemm5</text:p>
          </table:table-cell>
          <table:table-cell table:style-name="ce19" office:value-type="float" office:value="577000" calcext:value-type="float">
            <text:p>577000</text:p>
          </table:table-cell>
          <table:table-cell table:style-name="ce22" table:formula="of:=IF(AND(ISNUMBER([.C$3]);ISNUMBER([.C8]);[.C$3]&lt;&gt;0);[.C$3]/[.C8];&quot;&quot;)" office:value-type="float" office:value="18.8373916811092" calcext:value-type="float">
            <text:p>18,8</text:p>
          </table:table-cell>
          <table:table-cell table:style-name="ce24" office:value-type="float" office:value="0.5" calcext:value-type="float">
            <text:p>0,5</text:p>
          </table:table-cell>
          <table:table-cell table:style-name="ce65" office:value-type="float" office:value="3646000000" calcext:value-type="float">
            <text:p>3,65E+09</text:p>
          </table:table-cell>
          <table:table-cell table:number-columns-repeated="58"/>
        </table:table-row>
        <table:table-row table:style-name="ro1">
          <table:table-cell table:style-name="ce6" office:value-type="string" calcext:value-type="string" table:number-columns-spanned="1" table:number-rows-spanned="4">
            <text:p>P08</text:p>
          </table:table-cell>
          <table:table-cell table:style-name="ce13" office:value-type="string" calcext:value-type="string">
            <text:p>gemm6</text:p>
          </table:table-cell>
          <table:table-cell table:style-name="ce19"/>
          <table:table-cell table:style-name="ce22" table:formula="of:=IF(AND(ISNUMBER([.C$3]);ISNUMBER([.C9]);[.C$3]&lt;&gt;0);[.C$3]/[.C9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7</text:p>
          </table:table-cell>
          <table:table-cell table:style-name="ce19"/>
          <table:table-cell table:style-name="ce22" table:formula="of:=IF(AND(ISNUMBER([.C$3]);ISNUMBER([.C10]);[.C$3]&lt;&gt;0);[.C$3]/[.C10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3" office:value-type="string" calcext:value-type="string">
            <text:p>gemm8</text:p>
          </table:table-cell>
          <table:table-cell table:style-name="ce19"/>
          <table:table-cell table:style-name="ce22" table:formula="of:=IF(AND(ISNUMBER([.C$3]);ISNUMBER([.C11]);[.C$3]&lt;&gt;0);[.C$3]/[.C11];&quot;&quot;)">
            <text:p/>
          </table:table-cell>
          <table:table-cell table:style-name="ce24"/>
          <table:table-cell table:style-name="ce30"/>
          <table:table-cell table:number-columns-repeated="58"/>
        </table:table-row>
        <table:table-row table:style-name="ro1">
          <table:covered-table-cell table:style-name="ce7"/>
          <table:table-cell table:style-name="ce14" office:value-type="string" calcext:value-type="string">
            <text:p>gemm9</text:p>
          </table:table-cell>
          <table:table-cell table:style-name="ce20"/>
          <table:table-cell table:style-name="ce23" table:formula="of:=IF(AND(ISNUMBER([.C$3]);ISNUMBER([.C12]);[.C$3]&lt;&gt;0);[.C$3]/[.C12];&quot;&quot;)">
            <text:p/>
          </table:table-cell>
          <table:table-cell table:style-name="ce27"/>
          <table:table-cell table:style-name="ce31"/>
          <table:table-cell table:number-columns-repeated="58"/>
        </table:table-row>
        <table:table-row table:style-name="ro1">
          <table:table-cell table:style-name="ce8" office:value-type="string" calcext:value-type="string" table:number-columns-spanned="1" table:number-rows-spanned="3">
            <text:p>P11</text:p>
          </table:table-cell>
          <table:table-cell table:style-name="ce15" office:value-type="string" calcext:value-type="string">
            <text:p>gemm10</text:p>
          </table:table-cell>
          <table:table-cell table:style-name="ce19"/>
          <table:table-cell table:style-name="ce24" table:formula="of:=IF(AND(ISNUMBER([.C$3]);ISNUMBER([.C13]);[.C$3]&lt;&gt;0);[.C$3]/[.C13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9"/>
          <table:table-cell table:style-name="ce15" office:value-type="string" calcext:value-type="string">
            <text:p>gemm11</text:p>
          </table:table-cell>
          <table:table-cell table:style-name="ce19"/>
          <table:table-cell table:style-name="ce24" table:formula="of:=IF(AND(ISNUMBER([.C$3]);ISNUMBER([.C14]);[.C$3]&lt;&gt;0);[.C$3]/[.C14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covered-table-cell table:style-name="ce10"/>
          <table:table-cell table:style-name="ce16" office:value-type="string" calcext:value-type="string">
            <text:p>gemm12</text:p>
          </table:table-cell>
          <table:table-cell table:style-name="ce19">
            <draw:frame table:end-cell-address="Resultados.K30" table:end-x="0.687cm" table:end-y="0.44cm" draw:z-index="1" draw:name="Gráfico 2_0" draw:style-name="gr1" draw:text-style-name="P1" svg:width="16.714cm" svg:height="7.255cm" svg:x="2.046cm" svg:y="0.488cm">
              <draw:object draw:notify-on-update-of-ranges="Resultados.B3:Resultados.B15 Resultados.E2:Resultados.E2 Resultados.E3:Resultados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4" table:formula="of:=IF(AND(ISNUMBER([.C$3]);ISNUMBER([.C15]);[.C$3]&lt;&gt;0);[.C$3]/[.C15];&quot;&quot;)">
            <text:p/>
          </table:table-cell>
          <table:table-cell table:style-name="ce24" table:number-columns-repeated="2"/>
          <table:table-cell table:number-columns-repeated="58"/>
        </table:table-row>
        <table:table-row table:style-name="ro1">
          <table:table-cell table:number-columns-repeated="10"/>
          <table:table-cell>
            <draw:frame table:end-cell-address="Resultados.S30" table:end-x="0.598cm" table:end-y="0.493cm" draw:z-index="2" draw:name="Gráfico 3_0" draw:style-name="gr1" draw:text-style-name="P1" svg:width="16.609cm" svg:height="6.815cm" svg:x="1.446cm" svg:y="0.487cm">
              <draw:object draw:notify-on-update-of-ranges="Resultados.B3:Resultados.B15 Resultados.F2:Resultados.F2 Resultados.F3:Resultados.F1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3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2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5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0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112307" calcext:value-type="float">
            <text:p>112307</text:p>
          </table:table-cell>
          <table:table-cell table:style-name="ce32" office:value-type="float" office:value="347131437" calcext:value-type="float">
            <text:p>347131437</text:p>
          </table:table-cell>
          <table:table-cell table:style-name="ce32" office:value-type="float" office:value="772344478" calcext:value-type="float">
            <text:p>772344478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133461" calcext:value-type="float">
            <text:p>133461</text:p>
          </table:table-cell>
          <table:table-cell table:style-name="ce32" office:value-type="string" calcext:value-type="string">
            <text:p>5296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1238879" calcext:value-type="float">
            <text:p>1238879</text:p>
          </table:table-cell>
          <table:table-cell table:style-name="ce32" office:value-type="float" office:value="3832476905" calcext:value-type="float">
            <text:p>3832476905</text:p>
          </table:table-cell>
          <table:table-cell table:style-name="ce32" office:value-type="float" office:value="6176380933" calcext:value-type="float">
            <text:p>6176380933</text:p>
          </table:table-cell>
          <table:table-cell table:style-name="ce32" office:value-type="float" office:value="0.6" calcext:value-type="float">
            <text:p>0,6</text:p>
          </table:table-cell>
          <table:table-cell table:style-name="ce32" office:value-type="float" office:value="1473076" calcext:value-type="float">
            <text:p>1473076</text:p>
          </table:table-cell>
          <table:table-cell table:style-name="ce32" office:value-type="string" calcext:value-type="string">
            <text:p>14619.7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0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10801072" calcext:value-type="float">
            <text:p>10801072</text:p>
          </table:table-cell>
          <table:table-cell table:style-name="ce32" office:value-type="float" office:value="33413741034" calcext:value-type="float">
            <text:p>33413741034</text:p>
          </table:table-cell>
          <table:table-cell table:style-name="ce32" office:value-type="float" office:value="49401581938" calcext:value-type="float">
            <text:p>49401581938</text:p>
          </table:table-cell>
          <table:table-cell table:style-name="ce32" office:value-type="float" office:value="0.7" calcext:value-type="float">
            <text:p>0,7</text:p>
          </table:table-cell>
          <table:table-cell table:style-name="ce32" office:value-type="float" office:value="12846153" calcext:value-type="float">
            <text:p>12846153</text:p>
          </table:table-cell>
          <table:table-cell table:style-name="ce32" office:value-type="string" calcext:value-type="string">
            <text:p>31865.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32"/>
          <table:table-cell table:style-name="ce33" office:value-type="string" calcext:value-type="string">
            <text:p>linhas</text:p>
          </table:table-cell>
          <table:table-cell table:style-name="ce33" office:value-type="string" calcext:value-type="string">
            <text:p>Tempo medido (usec)</text:p>
          </table:table-cell>
          <table:table-cell table:style-name="ce33" office:value-type="string" calcext:value-type="string">
            <text:p>#CC</text:p>
          </table:table-cell>
          <table:table-cell table:style-name="ce33" office:value-type="string" calcext:value-type="string">
            <text:p>#I</text:p>
          </table:table-cell>
          <table:table-cell table:style-name="ce33" office:value-type="string" calcext:value-type="string">
            <text:p>CPI</text:p>
          </table:table-cell>
          <table:table-cell table:style-name="ce33" office:value-type="string" calcext:value-type="string">
            <text:p>Tempo estimado (usec)</text:p>
          </table:table-cell>
          <table:table-cell table:style-name="ce33" office:value-type="string" calcext:value-type="string">
            <text:p>CPE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3">
            <text:p>-O 2</text:p>
          </table:table-cell>
          <table:table-cell table:style-name="ce33" office:value-type="float" office:value="256" calcext:value-type="float">
            <text:p>256</text:p>
          </table:table-cell>
          <table:table-cell table:style-name="ce32" office:value-type="float" office:value="48751" calcext:value-type="float">
            <text:p>48751</text:p>
          </table:table-cell>
          <table:table-cell table:style-name="ce32" office:value-type="float" office:value="150541330" calcext:value-type="float">
            <text:p>150541330</text:p>
          </table:table-cell>
          <table:table-cell table:style-name="ce32" office:value-type="float" office:value="151521372" calcext:value-type="float">
            <text:p>15152137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8076" calcext:value-type="float">
            <text:p>58076</text:p>
          </table:table-cell>
          <table:table-cell table:style-name="ce32" office:value-type="string" calcext:value-type="string">
            <text:p>2297.1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512" calcext:value-type="float">
            <text:p>512</text:p>
          </table:table-cell>
          <table:table-cell table:style-name="ce32" office:value-type="float" office:value="911796" calcext:value-type="float">
            <text:p>911796</text:p>
          </table:table-cell>
          <table:table-cell table:style-name="ce32" office:value-type="float" office:value="2729137703" calcext:value-type="float">
            <text:p>2729137703</text:p>
          </table:table-cell>
          <table:table-cell table:style-name="ce32" office:value-type="float" office:value="1210061501" calcext:value-type="float">
            <text:p>1210061501</text:p>
          </table:table-cell>
          <table:table-cell table:style-name="ce32" office:value-type="float" office:value="2.3" calcext:value-type="float">
            <text:p>2,3</text:p>
          </table:table-cell>
          <table:table-cell table:style-name="ce32" office:value-type="float" office:value="1050000" calcext:value-type="float">
            <text:p>1050000</text:p>
          </table:table-cell>
          <table:table-cell table:style-name="ce32" office:value-type="string" calcext:value-type="string">
            <text:p>10410.8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32"/>
          <table:table-cell table:style-name="ce33" office:value-type="float" office:value="1024" calcext:value-type="float">
            <text:p>1024</text:p>
          </table:table-cell>
          <table:table-cell table:style-name="ce32" office:value-type="float" office:value="8457873" calcext:value-type="float">
            <text:p>8457873</text:p>
          </table:table-cell>
          <table:table-cell table:style-name="ce32" office:value-type="float" office:value="26172386977" calcext:value-type="float">
            <text:p>26172386977</text:p>
          </table:table-cell>
          <table:table-cell table:style-name="ce32" office:value-type="float" office:value="9672080951" calcext:value-type="float">
            <text:p>9672080951</text:p>
          </table:table-cell>
          <table:table-cell table:style-name="ce32" table:formula="of:=[.G10]/[.H10]" office:value-type="float" office:value="2.70597269704345" calcext:value-type="float">
            <text:p>2,70597269704345</text:p>
          </table:table-cell>
          <table:table-cell table:style-name="ce32" office:value-type="float" office:value="10076923" calcext:value-type="float">
            <text:p>10076923</text:p>
          </table:table-cell>
          <table:table-cell table:style-name="ce32" office:value-type="string" calcext:value-type="string">
            <text:p>24959.9</text:p>
          </table:table-cell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256 -O0 reads</text:p>
          </table:table-cell>
          <table:table-cell office:value-type="float" office:value="369414316" calcext:value-type="float">
            <text:p>369414316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0 writes</text:p>
          </table:table-cell>
          <table:table-cell office:value-type="float" office:value="33686073" calcext:value-type="float">
            <text:p>33686073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reads</text:p>
          </table:table-cell>
          <table:table-cell office:value-type="float" office:value="50339309" calcext:value-type="float">
            <text:p>50339309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256 -O2 writes</text:p>
          </table:table-cell>
          <table:table-cell office:value-type="float" office:value="16777269" calcext:value-type="float">
            <text:p>16777269</text:p>
          </table:table-cell>
          <table:table-cell table:number-columns-repeated="57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ula 3" table:style-name="ta3">
        <office:forms form:automatic-focus="false" form:apply-design-mode="false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53" office:value-type="string" calcext:value-type="string">
            <text:p>N</text:p>
          </table:table-cell>
          <table:table-cell table:style-name="ce53"/>
          <table:table-cell table:style-name="ce53" office:value-type="string" calcext:value-type="string">
            <text:p>T (ms)</text:p>
          </table:table-cell>
          <table:table-cell table:style-name="ce53" office:value-type="string" calcext:value-type="string">
            <text:p>#I</text:p>
          </table:table-cell>
          <table:table-cell table:style-name="ce53" office:value-type="string" calcext:value-type="string">
            <text:p>CPI</text:p>
          </table:table-cell>
          <table:table-cell table:style-name="ce53" office:value-type="string" calcext:value-type="string">
            <text:p>LD_INS + SR_INS</text:p>
          </table:table-cell>
          <table:table-cell table:style-name="ce53" office:value-type="string" calcext:value-type="string">
            <text:p>L1_DCM</text:p>
          </table:table-cell>
        </table:table-row>
        <table:table-row table:style-name="ro1">
          <table:table-cell/>
          <table:table-cell table:style-name="ce73" office:value-type="float" office:value="512" calcext:value-type="float" table:number-columns-spanned="1" table:number-rows-spanned="2">
            <text:p>512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83.948" calcext:value-type="float">
            <text:p>883,948</text:p>
          </table:table-cell>
          <table:table-cell table:style-name="ce53" office:value-type="float" office:value="1210064128" calcext:value-type="float">
            <text:p>1210064128</text:p>
          </table:table-cell>
          <table:table-cell table:style-name="ce53" office:value-type="float" office:value="2.3" calcext:value-type="float">
            <text:p>2,3</text:p>
          </table:table-cell>
          <table:table-cell table:style-name="ce53" office:value-type="float" office:value="536960115" calcext:value-type="float">
            <text:p>536960115</text:p>
          </table:table-cell>
          <table:table-cell table:style-name="ce71"/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32.393" calcext:value-type="float">
            <text:p>132,393</text:p>
          </table:table-cell>
          <table:table-cell table:style-name="ce53" office:value-type="float" office:value="941104105" calcext:value-type="float">
            <text:p>941104105</text:p>
          </table:table-cell>
          <table:table-cell table:style-name="ce53" office:value-type="float" office:value="0.4" calcext:value-type="float">
            <text:p>0,4</text:p>
          </table:table-cell>
          <table:table-cell table:formula="of:=134217778 + 402672369" office:value-type="float" office:value="536890147" calcext:value-type="float">
            <text:p>536890147</text:p>
          </table:table-cell>
          <table:table-cell table:style-name="ce71"/>
        </table:table-row>
        <table:table-row table:style-name="ro1">
          <table:table-cell/>
          <table:table-cell table:style-name="ce71" table:number-columns-repeated="7"/>
        </table:table-row>
        <table:table-row table:style-name="ro1">
          <table:table-cell/>
          <table:table-cell table:style-name="ce73" office:value-type="float" office:value="1024" calcext:value-type="float" table:number-columns-spanned="1" table:number-rows-spanned="3">
            <text:p>1024</text:p>
          </table:table-cell>
          <table:table-cell table:style-name="ce53" office:value-type="string" calcext:value-type="string">
            <text:p>gemm1()</text:p>
          </table:table-cell>
          <table:table-cell table:style-name="ce53" office:value-type="float" office:value="8446.814" calcext:value-type="float">
            <text:p>8446,814</text:p>
          </table:table-cell>
          <table:table-cell table:style-name="ce53" office:value-type="float" office:value="9672083595" calcext:value-type="float">
            <text:p>9672083595</text:p>
          </table:table-cell>
          <table:table-cell table:style-name="ce53" office:value-type="float" office:value="2.7" calcext:value-type="float">
            <text:p>2,7</text:p>
          </table:table-cell>
          <table:table-cell table:style-name="ce53" table:formula="of:=1073741877+ 3221527142" office:value-type="float" office:value="4295269019" calcext:value-type="float">
            <text:p>4295269019</text:p>
          </table:table-cell>
          <table:table-cell table:style-name="ce53" office:value-type="float" office:value="3365802392" calcext:value-type="float">
            <text:p>336580239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2()</text:p>
          </table:table-cell>
          <table:table-cell table:style-name="ce53" office:value-type="float" office:value="1077.618" calcext:value-type="float">
            <text:p>1077,618</text:p>
          </table:table-cell>
          <table:table-cell table:style-name="ce53" office:value-type="float" office:value="7522496444" calcext:value-type="float">
            <text:p>7522496444</text:p>
          </table:table-cell>
          <table:table-cell table:style-name="ce53" office:value-type="float" office:value="0.4" calcext:value-type="float">
            <text:p>0,4</text:p>
          </table:table-cell>
          <table:table-cell table:style-name="ce53" table:formula="of:=1073741874+3221366689" office:value-type="float" office:value="4295108563" calcext:value-type="float">
            <text:p>4295108563</text:p>
          </table:table-cell>
          <table:table-cell table:style-name="ce53" office:value-type="float" office:value="67331472" calcext:value-type="float">
            <text:p>67331472</text:p>
          </table:table-cell>
        </table:table-row>
        <table:table-row table:style-name="ro1">
          <table:table-cell/>
          <table:covered-table-cell table:style-name="ce53"/>
          <table:table-cell table:style-name="ce53" office:value-type="string" calcext:value-type="string">
            <text:p>gemm3()</text:p>
          </table:table-cell>
          <table:table-cell table:style-name="ce53" office:value-type="float" office:value="711.254" calcext:value-type="float">
            <text:p>711,254</text:p>
          </table:table-cell>
          <table:table-cell table:style-name="ce53" office:value-type="float" office:value="6449802796" calcext:value-type="float">
            <text:p>6449802796</text:p>
          </table:table-cell>
          <table:table-cell table:style-name="ce53" office:value-type="float" office:value="0.3" calcext:value-type="float">
            <text:p>0,3</text:p>
          </table:table-cell>
          <table:table-cell table:style-name="ce53" table:formula="of:=1073741874+2148629661" office:value-type="float" office:value="3222371535" calcext:value-type="float">
            <text:p>3222371535</text:p>
          </table:table-cell>
          <table:table-cell table:style-name="ce53" office:value-type="float" office:value="67263344" calcext:value-type="float">
            <text:p>67263344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ula 6" table:style-name="ta3">
        <office:forms form:automatic-focus="false" form:apply-design-mode="false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_exec (ms)</text:p>
          </table:table-cell>
          <table:table-cell office:value-type="string" calcext:value-type="string">
            <text:p>#I (M)</text:p>
          </table:table-cell>
          <table:table-cell office:value-type="string" calcext:value-type="string">
            <text:p>CPI</text:p>
          </table:table-cell>
        </table:table-row>
        <table:table-row table:style-name="ro2">
          <table:table-cell/>
          <table:table-cell office:value-type="string" calcext:value-type="string">
            <text:p>prod1()</text:p>
          </table:table-cell>
          <table:table-cell office:value-type="float" office:value="446" calcext:value-type="float">
            <text:p>446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.3</text:p>
          </table:table-cell>
        </table:table-row>
        <table:table-row table:style-name="ro2">
          <table:table-cell/>
          <table:table-cell office:value-type="string" calcext:value-type="string">
            <text:p>prod2()</text:p>
          </table:table-cell>
          <table:table-cell office:value-type="float" office:value="450" calcext:value-type="float">
            <text:p>45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prod3()</text:p>
          </table:table-cell>
          <table:table-cell office:value-type="float" office:value="221" calcext:value-type="float">
            <text:p>221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prod4()</text:p>
          </table:table-cell>
          <table:table-cell office:value-type="float" office:value="116" calcext:value-type="float">
            <text:p>116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8</text:p>
          </table:table-cell>
        </table:table-row>
        <table:table-row table:style-name="ro2">
          <table:table-cell/>
          <table:table-cell office:value-type="string" calcext:value-type="string">
            <text:p>prod5()</text:p>
          </table:table-cell>
          <table:table-cell office:value-type="float" office:value="116" calcext:value-type="float">
            <text:p>11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2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_exec (ms)</text:p>
          </table:table-cell>
          <table:table-cell office:value-type="string" calcext:value-type="string">
            <text:p>#I (G)</text:p>
          </table:table-cell>
          <table:table-cell office:value-type="string" calcext:value-type="string">
            <text:p>CPI</text:p>
          </table:table-cell>
        </table:table-row>
        <table:table-row table:style-name="ro1">
          <table:table-cell table:style-name="ce75" office:value-type="float" office:value="1024" calcext:value-type="float" table:number-columns-spanned="1" table:number-rows-spanned="3">
            <text:p>1024</text:p>
          </table:table-cell>
          <table:table-cell office:value-type="string" calcext:value-type="string">
            <text:p>gemm3()</text:p>
          </table:table-cell>
          <table:table-cell office:value-type="float" office:value="744" calcext:value-type="float">
            <text:p>744</text:p>
          </table:table-cell>
          <table:table-cell office:value-type="float" office:value="6.449" calcext:value-type="float">
            <text:p>6,449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covered-table-cell/>
          <table:table-cell office:value-type="string" calcext:value-type="string">
            <text:p>gemm4()</text:p>
          </table:table-cell>
          <table:table-cell office:value-type="float" office:value="568" calcext:value-type="float">
            <text:p>568</text:p>
          </table:table-cell>
          <table:table-cell office:value-type="float" office:value="4.303" calcext:value-type="float">
            <text:p>4,303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covered-table-cell/>
          <table:table-cell office:value-type="string" calcext:value-type="string">
            <text:p>gemm5()</text:p>
          </table:table-cell>
          <table:table-cell office:value-type="float" office:value="577" calcext:value-type="float">
            <text:p>577</text:p>
          </table:table-cell>
          <table:table-cell office:value-type="float" office:value="3.646" calcext:value-type="float">
            <text:p>3,64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-00-0000</text:date>, <text:time style:data-style-name="N2" text:time-value="14:10:42.197777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1-19T14:52:05.044183612</dc:date>
    <meta:generator>LibreOffice/6.4.2.2$Linux_X86_64 LibreOffice_project/40$Build-2</meta:generator>
    <meta:editing-duration>PT1H40M45S</meta:editing-duration>
    <meta:editing-cycles>16</meta:editing-cycles>
    <meta:document-statistic meta:table-count="4" meta:cell-count="197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pt" fo:country="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pt" fo:country="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25">
      <style:chart-properties chart:display-label="true" chart:logarithmic="false" chart:minimum="1" chart:interval-major="1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125">
      <style:chart-properties chart:symbol-type="automatic" chart:symbol-width="0.157cm" chart:symbol-height="0.157cm"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12cm" svg:height="8.131cm" xlink:href=".." xlink:type="simple" chart:class="chart:bar" chart:style-name="ch1">
        <chart:title svg:x="6.066cm" svg:y="0.297cm" chart:style-name="ch2">
          <text:p>Ganho e Texec</text:p>
        </chart:title>
        <chart:legend chart:legend-position="top" svg:x="5.6cm" svg:y="1.361cm" style:legend-expansion="wide" chart:style-name="ch3"/>
        <chart:plot-area chart:style-name="ch4" table:cell-range-address="Resultados.B2:Resultados.B12 Resultados.C2:Resultados.D15" chart:data-source-has-labels="both" svg:x="1.382cm" svg:y="2.094cm" svg:width="13.484cm" svg:height="5.875cm">
          <chartooo:coordinate-region svg:x="2.965cm" svg:y="2.094cm" svg:width="10.697cm" svg:height="3.98cm"/>
          <chart:axis chart:dimension="x" chart:name="primary-x" chart:style-name="ch5" chartooo:axis-type="auto">
            <chartooo:date-scale/>
            <chart:categories table:cell-range-address="Resultados.B3:Resultados.B12"/>
          </chart:axis>
          <chart:axis chart:dimension="x" chart:name="secondary-x" chart:style-name="ch6"/>
          <chart:axis chart:dimension="y" chart:name="primary-y" chart:style-name="ch7">
            <chart:title svg:x="0.451cm" svg:y="5.611cm" chart:style-name="ch8">
              <text:p>Texec</text:p>
            </chart:title>
            <chart:grid chart:style-name="ch9" chart:class="major"/>
          </chart:axis>
          <chart:axis chart:dimension="y" chart:name="secondary-y" chart:style-name="ch10">
            <chart:title svg:x="15.189cm" svg:y="5.651cm" chart:style-name="ch8">
              <text:p>Ganho</text:p>
            </chart:title>
          </chart:axis>
          <chart:series chart:attached-axis="secondary-y" chart:style-name="ch11" chart:values-cell-range-address="Resultados.D3:Resultados.D15" chart:label-cell-address="Resultados.D2:Resultados.D2" chart:class="chart:bar">
            <chart:data-point chart:repeated="13"/>
          </chart:series>
          <chart:series chart:attached-axis="primary-y" chart:style-name="ch12" chart:values-cell-range-address="Resultados.C3:Resultados.C15" chart:label-cell-address="Resultados.C2:Resultados.C2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ho</text:p>
                <draw:g>
                  <svg:desc>Resultados.D2:Resultados.D2</svg:desc>
                </draw:g>
              </table:table-cell>
              <table:table-cell office:value-type="string">
                <text:p>Texec (us)</text:p>
                <draw:g>
                  <svg:desc>Resultados.C2:Resultado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2</svg:desc>
                </draw:g>
              </table:table-cell>
              <table:table-cell office:value-type="float" office:value="1">
                <text:p>1</text:p>
                <draw:g>
                  <svg:desc>Resultados.D3:Resultados.D15</svg:desc>
                </draw:g>
              </table:table-cell>
              <table:table-cell office:value-type="float" office:value="10869175">
                <text:p>10869175</text:p>
                <draw:g>
                  <svg:desc>Resultados.C3:Resultados.C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1.28509555534825">
                <text:p>1.28509555534825</text:p>
              </table:table-cell>
              <table:table-cell office:value-type="float" office:value="8457873">
                <text:p>8457873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10.0862968138988">
                <text:p>10.0862968138988</text:p>
              </table:table-cell>
              <table:table-cell office:value-type="float" office:value="1077618">
                <text:p>1077618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15.2817066758148">
                <text:p>15.2817066758148</text:p>
              </table:table-cell>
              <table:table-cell office:value-type="float" office:value="711254">
                <text:p>711254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19.1358714788732">
                <text:p>19.1358714788732</text:p>
              </table:table-cell>
              <table:table-cell office:value-type="float" office:value="568000">
                <text:p>568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18.8373916811092">
                <text:p>18.8373916811092</text:p>
              </table:table-cell>
              <table:table-cell office:value-type="float" office:value="577000">
                <text:p>577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15cm" svg:height="7.919cm" xlink:href=".." xlink:type="simple" chart:class="chart:line" chart:style-name="ch1">
        <chart:title svg:x="7.871cm" svg:y="0.293cm" chart:style-name="ch2">
          <text:p>CPI</text:p>
        </chart:title>
        <chart:plot-area chart:style-name="ch3" table:cell-range-address="Resultados.B3:Resultados.B15 Resultados.E2:Resultados.E15" chart:data-source-has-labels="both" svg:x="0.334cm" svg:y="1.33cm" svg:width="16.047cm" svg:height="6.431cm">
          <chartooo:coordinate-region svg:x="1.287cm" svg:y="1.33cm" svg:width="14.437cm" svg:height="4.536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E3:Resultados.E15" chart:label-cell-address="Resultados.E2:Resultados.E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I</text:p>
                <draw:g>
                  <svg:desc>Resultados.E2:Resultado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0.7">
                <text:p>0.7</text:p>
                <draw:g>
                  <svg:desc>Resultados.E3:Resultados.E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f81bd" draw:fill-color="#4f81bd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608cm" svg:height="7.884cm" xlink:href=".." xlink:type="simple" chart:class="chart:line" chart:style-name="ch1">
        <chart:title svg:x="7.461cm" svg:y="0.292cm" chart:style-name="ch2">
          <text:p>#I (G)</text:p>
        </chart:title>
        <chart:plot-area chart:style-name="ch3" table:cell-range-address="Resultados.B3:Resultados.B15 Resultados.F2:Resultados.F15" chart:data-source-has-labels="both" svg:x="0.332cm" svg:y="1.328cm" svg:width="15.944cm" svg:height="6.399cm">
          <chartooo:coordinate-region svg:x="2.761cm" svg:y="1.328cm" svg:width="13.384cm" svg:height="4.503cm"/>
          <chart:axis chart:dimension="x" chart:name="primary-x" chart:style-name="ch4" chartooo:axis-type="auto">
            <chartooo:date-scale/>
            <chart:categories table:cell-range-address="Resultados.B3:Resultados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dos.F3:Resultados.F15" chart:label-cell-address="Resultados.F2:Resultados.F2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I (G)</text:p>
                <draw:g>
                  <svg:desc>Resultados.F2:Resultado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m1 -O0</text:p>
                <draw:g>
                  <svg:desc>Resultados.B3:Resultados.B15</svg:desc>
                </draw:g>
              </table:table-cell>
              <table:table-cell office:value-type="float" office:value="49401582006">
                <text:p>49401582006</text:p>
                <draw:g>
                  <svg:desc>Resultados.F3:Resultados.F15</svg:desc>
                </draw:g>
              </table:table-cell>
            </table:table-row>
            <table:table-row>
              <table:table-cell office:value-type="string">
                <text:p>gemm1 -O2</text:p>
              </table:table-cell>
              <table:table-cell office:value-type="float" office:value="9672080951">
                <text:p>9672080951</text:p>
              </table:table-cell>
            </table:table-row>
            <table:table-row>
              <table:table-cell office:value-type="string">
                <text:p>gemm2</text:p>
              </table:table-cell>
              <table:table-cell office:value-type="float" office:value="7522000000">
                <text:p>7522000000</text:p>
              </table:table-cell>
            </table:table-row>
            <table:table-row>
              <table:table-cell office:value-type="string">
                <text:p>gemm3</text:p>
              </table:table-cell>
              <table:table-cell office:value-type="float" office:value="6449802796">
                <text:p>6449802796</text:p>
              </table:table-cell>
            </table:table-row>
            <table:table-row>
              <table:table-cell office:value-type="string">
                <text:p>gemm4</text:p>
              </table:table-cell>
              <table:table-cell office:value-type="float" office:value="4303000000">
                <text:p>4303000000</text:p>
              </table:table-cell>
            </table:table-row>
            <table:table-row>
              <table:table-cell office:value-type="string">
                <text:p>gemm5</text:p>
              </table:table-cell>
              <table:table-cell office:value-type="float" office:value="3646000000">
                <text:p>3646000000</text:p>
              </table:table-cell>
            </table:table-row>
            <table:table-row>
              <table:table-cell office:value-type="string">
                <text:p>gemm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mm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